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6e1" officeooo:paragraph-rsid="0017d6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ya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7:05:09.424233075</meta:creation-date>
    <dc:date>2022-10-23T17:05:28.561059418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4.7.2$Linux_X86_64 LibreOffice_project/40$Build-2</meta:generator>
  </office:meta>
</office:document-meta>
</file>